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606*"/>
    </style:style>
    <style:style style:name="Table3.C" style:family="table-column">
      <style:table-column-properties style:column-width="1.116in" style:rel-column-width="160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Helvetica Neue"/>
    </style:style>
    <style:style style:name="P2" style:family="paragraph" style:parent-style-name="Table_20_Contents">
      <style:text-properties style:font-name="Helvetica Neue" officeooo:rsid="00193da7" officeooo:paragraph-rsid="00193da7"/>
    </style:style>
    <style:style style:name="P3" style:family="paragraph" style:parent-style-name="Table_20_Contents" style:list-style-name="L2">
      <style:text-properties style:font-name="Helvetica Neue" officeooo:rsid="00193da7" officeooo:paragraph-rsid="00193da7"/>
    </style:style>
    <style:style style:name="P4" style:family="paragraph" style:parent-style-name="Table_20_Contents" style:list-style-name="L3">
      <style:text-properties style:font-name="Helvetica Neue" officeooo:rsid="00193da7" officeooo:paragraph-rsid="00193da7"/>
    </style:style>
    <style:style style:name="P5" style:family="paragraph" style:parent-style-name="Table_20_Contents" style:list-style-name="L4">
      <style:text-properties style:font-name="Helvetica Neue" officeooo:rsid="00193da7" officeooo:paragraph-rsid="00193da7"/>
    </style:style>
    <style:style style:name="P6" style:family="paragraph" style:parent-style-name="Table_20_Contents" style:list-style-name="L5">
      <style:text-properties style:font-name="Helvetica Neue" officeooo:rsid="00193da7" officeooo:paragraph-rsid="00193da7"/>
    </style:style>
    <style:style style:name="P7" style:family="paragraph" style:parent-style-name="Table_20_Contents" style:list-style-name="L6">
      <style:text-properties style:font-name="Helvetica Neue" officeooo:rsid="00193da7" officeooo:paragraph-rsid="00193da7"/>
    </style:style>
    <style:style style:name="P8" style:family="paragraph" style:parent-style-name="Table_20_Contents">
      <style:text-properties style:font-name="Helvetica Neue" officeooo:rsid="001b0e26" officeooo:paragraph-rsid="001b0e26"/>
    </style:style>
    <style:style style:name="P9" style:family="paragraph" style:parent-style-name="Table_20_Contents">
      <style:text-properties style:font-name="Helvetica Neue" officeooo:rsid="001bd86b" officeooo:paragraph-rsid="001bd86b"/>
    </style:style>
    <style:style style:name="P10" style:family="paragraph" style:parent-style-name="Table_20_Contents">
      <style:text-properties style:font-name="Helvetica Neue" officeooo:rsid="001dd135"/>
    </style:style>
    <style:style style:name="P11" style:family="paragraph" style:parent-style-name="Table_20_Contents">
      <style:text-properties style:font-name="Helvetica Neue" officeooo:rsid="001dd135" officeooo:paragraph-rsid="001dd135"/>
    </style:style>
    <style:style style:name="P12" style:family="paragraph" style:parent-style-name="Table_20_Contents">
      <style:text-properties style:font-name="Helvetica Neue" officeooo:rsid="001dd135" officeooo:paragraph-rsid="001f48a5"/>
    </style:style>
    <style:style style:name="P13" style:family="paragraph" style:parent-style-name="Table_20_Contents">
      <style:text-properties style:font-name="Helvetica Neue" officeooo:rsid="001dd135" officeooo:paragraph-rsid="00203b50"/>
    </style:style>
    <style:style style:name="P14" style:family="paragraph" style:parent-style-name="Table_20_Contents">
      <style:text-properties style:font-name="Helvetica Neue" officeooo:rsid="001de445" officeooo:paragraph-rsid="001de445"/>
    </style:style>
    <style:style style:name="P15" style:family="paragraph" style:parent-style-name="Table_20_Contents">
      <style:text-properties style:font-name="Helvetica Neue" officeooo:rsid="001de445" officeooo:paragraph-rsid="001f48a5"/>
    </style:style>
    <style:style style:name="P16" style:family="paragraph" style:parent-style-name="Table_20_Contents">
      <style:text-properties style:font-name="Helvetica Neue" officeooo:rsid="001de445" officeooo:paragraph-rsid="00203b50"/>
    </style:style>
    <style:style style:name="P17" style:family="paragraph" style:parent-style-name="Table_20_Contents">
      <style:text-properties style:font-name="Helvetica Neue" officeooo:rsid="001f48a5" officeooo:paragraph-rsid="001f48a5"/>
    </style:style>
    <style:style style:name="P18" style:family="paragraph" style:parent-style-name="Table_20_Contents">
      <style:text-properties style:font-name="Helvetica Neue" officeooo:rsid="00203b50" officeooo:paragraph-rsid="00203b50"/>
    </style:style>
    <style:style style:name="P19" style:family="paragraph" style:parent-style-name="Table_20_Contents">
      <style:text-properties style:font-name="Helvetica Neue" fo:font-size="12pt" style:font-size-asian="12pt" style:font-size-complex="12pt"/>
    </style:style>
    <style:style style:name="P20" style:family="paragraph" style:parent-style-name="Table_20_Contents">
      <style:text-properties style:font-name="Helvetica Neue" fo:font-size="12pt" officeooo:rsid="0021ccdb" officeooo:paragraph-rsid="0021ccdb" style:font-size-asian="12pt" style:font-size-complex="12pt"/>
    </style:style>
    <style:style style:name="P21" style:family="paragraph" style:parent-style-name="Table_20_Contents">
      <style:text-properties style:font-name="Helvetica Neue" fo:font-size="12pt" officeooo:rsid="0022a2be" officeooo:paragraph-rsid="0022a2be" style:font-size-asian="12pt" style:font-size-complex="12pt"/>
    </style:style>
    <style:style style:name="P22" style:family="paragraph" style:parent-style-name="Table_20_Contents">
      <style:text-properties style:font-name="Helvetica Neue" officeooo:rsid="0021ccdb" officeooo:paragraph-rsid="0021ccdb"/>
    </style:style>
    <style:style style:name="P23" style:family="paragraph" style:parent-style-name="Table_20_Contents">
      <style:text-properties officeooo:paragraph-rsid="00193da7"/>
    </style:style>
    <style:style style:name="P24" style:family="paragraph" style:parent-style-name="Text_20_body">
      <style:text-properties style:font-name="Helvetica Neue" fo:font-size="12pt" style:font-size-asian="12pt" style:font-size-complex="12pt"/>
    </style:style>
    <style:style style:name="P25" style:family="paragraph" style:parent-style-name="Text_20_body">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P26" style:family="paragraph" style:parent-style-name="Text_20_body">
      <style:paragraph-properties fo:margin-left="0in" fo:margin-right="0in" fo:margin-top="0in" fo:margin-bottom="0in" loext:contextual-spacing="false" fo:line-height="100%" fo:text-indent="0in" style:auto-text-indent="false" style:writing-mode="lr-tb"/>
      <style:text-properties style:font-name="Helvetica Neue" fo:font-size="12pt" style:font-size-asian="12pt" style:font-size-complex="12pt"/>
    </style:style>
    <style:style style:name="P27" style:family="paragraph" style:parent-style-name="Standard">
      <style:text-properties style:font-name="Helvetica Neue"/>
    </style:style>
    <style:style style:name="P28" style:family="paragraph" style:parent-style-name="Standard">
      <style:text-properties style:font-name="Helvetica Neue" officeooo:rsid="00193da7" officeooo:paragraph-rsid="00193da7"/>
    </style:style>
    <style:style style:name="P29" style:family="paragraph" style:parent-style-name="Standard">
      <style:text-properties style:font-name="Helvetica Neue" officeooo:rsid="001bd86b" officeooo:paragraph-rsid="001bd86b"/>
    </style:style>
    <style:style style:name="P30" style:family="paragraph" style:parent-style-name="Standard">
      <style:text-properties style:font-name="Helvetica Neue" officeooo:rsid="001dd135" officeooo:paragraph-rsid="001dd135"/>
    </style:style>
    <style:style style:name="P31" style:family="paragraph" style:parent-style-name="Standard">
      <style:text-properties style:font-name="Helvetica Neue" officeooo:rsid="00203b50" officeooo:paragraph-rsid="00203b50"/>
    </style:style>
    <style:style style:name="P32" style:family="paragraph" style:parent-style-name="Standard">
      <style:text-properties style:font-name="Helvetica Neue" officeooo:rsid="0021ccdb" officeooo:paragraph-rsid="0021ccdb"/>
    </style:style>
    <style:style style:name="P33" style:family="paragraph" style:parent-style-name="Standard">
      <style:text-properties style:font-name="Helvetica Neue" fo:font-size="12pt" style:font-size-asian="12pt" style:font-size-complex="12pt"/>
    </style:style>
    <style:style style:name="P34" style:family="paragraph" style:parent-style-name="Standard">
      <style:text-properties style:font-name="Helvetica Neue" fo:font-size="12pt" officeooo:rsid="0021ccdb" officeooo:paragraph-rsid="0021ccdb" style:font-size-asian="12pt" style:font-size-complex="12pt"/>
    </style:style>
    <style:style style:name="P35" style:family="paragraph" style:parent-style-name="Standard">
      <style:text-properties fo:font-variant="normal" fo:text-transform="none" fo:color="#000000" style:text-line-through-style="none" style:text-line-through-type="none" style:font-name="Helvetica Neue" fo:font-size="12pt" fo:font-style="normal" style:text-underline-style="none" fo:font-weight="normal" style:text-blinking="false" fo:background-color="transparent" style:font-size-asian="12pt" style:font-size-complex="12pt"/>
    </style:style>
    <style:style style:name="T1" style:family="text">
      <style:text-properties style:font-name="Helvetica Neue" officeooo:rsid="00193da7"/>
    </style:style>
    <style:style style:name="T2" style:family="text">
      <style:text-properties officeooo:rsid="001bd86b"/>
    </style:style>
    <style:style style:name="T3" style:family="text">
      <style:text-properties officeooo:rsid="001dd135"/>
    </style:style>
    <style:style style:name="T4" style:family="text">
      <style:text-properties officeooo:rsid="001f48a5"/>
    </style:style>
    <style:style style:name="T5" style:family="text">
      <style:text-properties officeooo:rsid="00203b50"/>
    </style:style>
    <style:style style:name="T6" style:family="text">
      <style:text-properties officeooo:rsid="0021ccdb"/>
    </style:style>
    <style:style style:name="T7" style:family="text">
      <style:text-properties fo:font-weight="normal"/>
    </style:style>
    <style:style style:name="T8" style:family="text">
      <style:text-properties fo:font-variant="normal" fo:text-transform="none" fo:color="#000000" style:text-line-through-style="none" style:text-line-through-type="none" fo:font-size="8.44999980926514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8.44999980926514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1" table:style-name="Table1">
        <table:table-column table:style-name="Table1.A" table:number-columns-repeated="2"/>
        <table:table-row>
          <table:table-cell table:style-name="Table1.A1" office:value-type="string">
            <text:p text:style-name="P2">Impact</text:p>
          </table:table-cell>
          <table:table-cell table:style-name="Table1.B1" office:value-type="string">
            <text:p text:style-name="P23"><text:span text:style-name="T1">Description</text:span></text:p>
          </table:table-cell>
        </table:table-row>
        <table:table-row>
          <table:table-cell table:style-name="Table1.A2" office:value-type="string">
            <text:p text:style-name="P2">5</text:p>
          </table:table-cell>
          <table:table-cell table:style-name="Table1.B2" office:value-type="string">
            <text:p text:style-name="P2">Extreme</text:p>
            <text:list xml:id="list6615883364641244912" text:style-name="L2">
              <text:list-item>
                <text:p text:style-name="P3">May result in project failure</text:p>
              </text:list-item>
              <text:list-item>
                <text:p text:style-name="P3">Budget overrun could exceed 50%</text:p>
              </text:list-item>
              <text:list-item>
                <text:p text:style-name="P3">Project late by more than 50%</text:p>
              </text:list-item>
              <text:list-item>
                <text:p text:style-name="P3">Could affect the ability of the organization to continue functioning</text:p>
              </text:list-item>
            </text:list>
          </table:table-cell>
        </table:table-row>
        <table:table-row>
          <table:table-cell table:style-name="Table1.A2" office:value-type="string">
            <text:p text:style-name="P2">4</text:p>
          </table:table-cell>
          <table:table-cell table:style-name="Table1.B2" office:value-type="string">
            <text:p text:style-name="P2">High</text:p>
            <text:list xml:id="list7086814661125218041" text:style-name="L3">
              <text:list-item>
                <text:p text:style-name="P4">May result in significant impact on expected features, functionality or quality</text:p>
              </text:list-item>
              <text:list-item>
                <text:p text:style-name="P4">Budget overrun exceeding 25%</text:p>
              </text:list-item>
              <text:list-item>
                <text:p text:style-name="P4">Project late by more than 25%</text:p>
              </text:list-item>
            </text:list>
          </table:table-cell>
        </table:table-row>
        <table:table-row>
          <table:table-cell table:style-name="Table1.A2" office:value-type="string">
            <text:p text:style-name="P2">3</text:p>
          </table:table-cell>
          <table:table-cell table:style-name="Table1.B2" office:value-type="string">
            <text:p text:style-name="P2">Moderate</text:p>
            <text:list xml:id="list4997818972164762040" text:style-name="L4">
              <text:list-item>
                <text:p text:style-name="P5">Significant effects on the project are unlikely</text:p>
              </text:list-item>
              <text:list-item>
                <text:p text:style-name="P5">Budget overrun exceeding 10%</text:p>
              </text:list-item>
              <text:list-item>
                <text:p text:style-name="P5">Project or subsystem late by more than 10%</text:p>
              </text:list-item>
            </text:list>
          </table:table-cell>
        </table:table-row>
        <table:table-row>
          <table:table-cell table:style-name="Table1.A2" office:value-type="string">
            <text:p text:style-name="P2">2</text:p>
          </table:table-cell>
          <table:table-cell table:style-name="Table1.B2" office:value-type="string">
            <text:p text:style-name="P2">Nominal</text:p>
            <text:list xml:id="list9155631975680793666" text:style-name="L5">
              <text:list-item>
                <text:p text:style-name="P6">Does not require monitoring or review</text:p>
              </text:list-item>
              <text:list-item>
                <text:p text:style-name="P6">Budget overrun exceeding 5%</text:p>
              </text:list-item>
              <text:list-item>
                <text:p text:style-name="P6">Project late by more than 5%</text:p>
              </text:list-item>
            </text:list>
          </table:table-cell>
        </table:table-row>
        <table:table-row>
          <table:table-cell table:style-name="Table1.A2" office:value-type="string">
            <text:p text:style-name="P2">1</text:p>
          </table:table-cell>
          <table:table-cell table:style-name="Table1.B2" office:value-type="string">
            <text:p text:style-name="P2">Minimal</text:p>
            <text:list xml:id="list7035631402835476737" text:style-name="L6">
              <text:list-item>
                <text:p text:style-name="P7">Little or no impact on any aspect of the project</text:p>
              </text:list-item>
              <text:list-item>
                <text:p text:style-name="P7">Should be reviewed quarterly</text:p>
              </text:list-item>
            </text:list>
          </table:table-cell>
        </table:table-row>
      </table:table>
      <text:p text:style-name="P27"/>
      <text:p text:style-name="P27"/>
      <table:table table:name="Table2" table:style-name="Table2">
        <table:table-column table:style-name="Table2.A" table:number-columns-repeated="2"/>
        <table:table-row>
          <table:table-cell table:style-name="Table2.A1" office:value-type="string">
            <text:p text:style-name="P2">Likelihood</text:p>
          </table:table-cell>
          <table:table-cell table:style-name="Table2.B1" office:value-type="string">
            <text:p text:style-name="P2">Description</text:p>
          </table:table-cell>
        </table:table-row>
        <table:table-row>
          <table:table-cell table:style-name="Table2.A2" office:value-type="string">
            <text:p text:style-name="P2">5</text:p>
          </table:table-cell>
          <table:table-cell table:style-name="Table2.B2" office:value-type="string">
            <text:p text:style-name="P2">91-100% (very likely)</text:p>
          </table:table-cell>
        </table:table-row>
        <table:table-row>
          <table:table-cell table:style-name="Table2.A2" office:value-type="string">
            <text:p text:style-name="P2">4</text:p>
          </table:table-cell>
          <table:table-cell table:style-name="Table2.B2" office:value-type="string">
            <text:p text:style-name="P2">61-90% (likely)</text:p>
          </table:table-cell>
        </table:table-row>
        <table:table-row>
          <table:table-cell table:style-name="Table2.A2" office:value-type="string">
            <text:p text:style-name="P2">3</text:p>
          </table:table-cell>
          <table:table-cell table:style-name="Table2.B2" office:value-type="string">
            <text:p text:style-name="P2">41-60% (may occur)</text:p>
          </table:table-cell>
        </table:table-row>
        <table:table-row>
          <table:table-cell table:style-name="Table2.A2" office:value-type="string">
            <text:p text:style-name="P2">2</text:p>
          </table:table-cell>
          <table:table-cell table:style-name="Table2.B2" office:value-type="string">
            <text:p text:style-name="P2">11-40% (unlikely)</text:p>
          </table:table-cell>
        </table:table-row>
        <table:table-row>
          <table:table-cell table:style-name="Table2.A2" office:value-type="string">
            <text:p text:style-name="P2">1</text:p>
          </table:table-cell>
          <table:table-cell table:style-name="Table2.B2" office:value-type="string">
            <text:p text:style-name="P2">0-10% (very unlikely)</text:p>
          </table:table-cell>
        </table:table-row>
      </table:table>
      <text:p text:style-name="P27"/>
      <text:p text:style-name="P27"/>
      <text:p text:style-name="P27"/>
      <text:p text:style-name="P27"/>
      <text:p text:style-name="P27"/>
      <text:p text:style-name="P28">Team Members/Management Risk</text:p>
      <table:table table:name="Table3" table:style-name="Table3">
        <table:table-column table:style-name="Table3.A" table:number-columns-repeated="2"/>
        <table:table-column table:style-name="Table3.C"/>
        <table:table-column table:style-name="Table3.A" table:number-columns-repeated="2"/>
        <table:table-column table:style-name="Table3.C"/>
        <table:table-row>
          <table:table-cell table:style-name="Table3.A1" office:value-type="string">
            <text:p text:style-name="P2">Identification</text:p>
          </table:table-cell>
          <table:table-cell table:style-name="Table3.A1" office:value-type="string">
            <text:p text:style-name="P2">Likelihood</text:p>
          </table:table-cell>
          <table:table-cell table:style-name="Table3.A1" office:value-type="string">
            <text:p text:style-name="P2">Impact</text:p>
          </table:table-cell>
          <table:table-cell table:style-name="Table3.A1" office:value-type="string">
            <text:p text:style-name="P2">Monitoring</text:p>
          </table:table-cell>
          <table:table-cell table:style-name="Table3.A1" office:value-type="string">
            <text:p text:style-name="P2">Avoidance</text:p>
          </table:table-cell>
          <table:table-cell table:style-name="Table3.F1" office:value-type="string">
            <text:p text:style-name="P2">Mitigation</text:p>
          </table:table-cell>
        </table:table-row>
        <text:soft-page-break/>
        <table:table-row>
          <table:table-cell table:style-name="Table3.A2" office:value-type="string">
            <text:p text:style-name="P2">Team member gets sick</text:p>
          </table:table-cell>
          <table:table-cell table:style-name="Table3.A2" office:value-type="string">
            <text:p text:style-name="P2">2</text:p>
          </table:table-cell>
          <table:table-cell table:style-name="Table3.A2" office:value-type="string">
            <text:p text:style-name="P2">3 – Not likely to significantly impact the project, but might cause delays in delivering requirements.</text:p>
          </table:table-cell>
          <table:table-cell table:style-name="Table3.A2" office:value-type="string">
            <text:p text:style-name="P2">Regular review of how each team member is feeling in a stand-up before work. Thorough health checks are not required.</text:p>
          </table:table-cell>
          <table:table-cell table:style-name="Table3.A2" office:value-type="string">
            <text:p text:style-name="P2">Team members will maintain their mental and physical health by eating well, sleeping well, and not overworking to the point of exhaustion.</text:p>
          </table:table-cell>
          <table:table-cell table:style-name="Table3.F2" office:value-type="string">
            <text:p text:style-name="P2">If the illness is not severe, the team member can take a rest for a day or two but get back to work as soon as possible. To help minimize the impact, the other team member should continually update the sick member on the progress of the project made in their absence. For severe illness (very unlikely), the team will need to find a replacement or complete the project solo.</text:p>
          </table:table-cell>
        </table:table-row>
        <table:table-row>
          <table:table-cell table:style-name="Table3.A2" office:value-type="string">
            <text:p text:style-name="P2">Team member drops out of the unit</text:p>
          </table:table-cell>
          <table:table-cell table:style-name="Table3.A2" office:value-type="string">
            <text:p text:style-name="P2">2</text:p>
          </table:table-cell>
          <table:table-cell table:style-name="Table3.A2" office:value-type="string">
            <text:p text:style-name="P2">5 – Will severely affect the project. Can make the project significantly late, or cause an outright failure to deliver what is required.</text:p>
          </table:table-cell>
          <table:table-cell table:style-name="Table3.A2" office:value-type="string">
            <text:p text:style-name="P2">Team members need to make the team (and tutor/lecturer) aware that they might drop out.</text:p>
          </table:table-cell>
          <table:table-cell table:style-name="Table3.A2" office:value-type="string">
            <text:p text:style-name="P2">Hard to avoid completely, but team members need to think and plan carefully before enrolling in this unit to minimize the chances of dropping out.</text:p>
          </table:table-cell>
          <table:table-cell table:style-name="Table3.F2" office:value-type="string">
            <text:p text:style-name="P2">The team member that drops out should help in finding a replacement team member. Alternatively, the team could merge with another team. As a last alternative, ask the tutor if it can be done solo.</text:p>
          </table:table-cell>
        </table:table-row>
        <text:soft-page-break/>
        <table:table-row>
          <table:table-cell table:style-name="Table3.A2" office:value-type="string">
            <text:p text:style-name="P2">Team member task/time management issues</text:p>
          </table:table-cell>
          <table:table-cell table:style-name="Table3.A2" office:value-type="string">
            <text:p text:style-name="P2">4</text:p>
          </table:table-cell>
          <table:table-cell table:style-name="Table3.A2" office:value-type="string">
            <text:p text:style-name="P2">3 – Will slow down the progress of the entire project. Not likely to cause outright failure, but can delay deliverables.</text:p>
          </table:table-cell>
          <table:table-cell table:style-name="Table3.A2" office:value-type="string">
            <text:p text:style-name="P2">Using Trello as an online sprint board and Git with version control to track the progress of each team member.</text:p>
          </table:table-cell>
          <table:table-cell table:style-name="Table3.A2" office:value-type="string">
            <text:p text:style-name="P8">At the start of every meetup day (Monday, Wednesday, Friday) have a short stand-up to describe what each team member has done, what they will do, and if they have any difficulties.</text:p>
          </table:table-cell>
          <table:table-cell table:style-name="Table3.F2" office:value-type="string">
            <text:p text:style-name="P8">If a team member falls behind in their work, they need to seek help as soon as possible. The other team member needs to be notified and can dedicate time to help with the backlog of work.</text:p>
          </table:table-cell>
        </table:table-row>
        <table:table-row>
          <table:table-cell table:style-name="Table3.A2" office:value-type="string">
            <text:p text:style-name="P8">Tutor or lecturer unresponsive</text:p>
          </table:table-cell>
          <table:table-cell table:style-name="Table3.A2" office:value-type="string">
            <text:p text:style-name="P8">1 – Classes on Monday, Wednesday, and Friday make this very unlikely</text:p>
          </table:table-cell>
          <table:table-cell table:style-name="Table3.A2" office:value-type="string">
            <text:p text:style-name="P8">3 – Since some problems are hard for students to solve themselves, this issue can slow down the progress of the project. It is unlikely to cause complete failure, but can impact the quality of the work or delay deliverables.</text:p>
          </table:table-cell>
          <table:table-cell table:style-name="Table3.A2" office:value-type="string">
            <text:p text:style-name="P8">The tutor or lecturer has not replied for more than two days.</text:p>
          </table:table-cell>
          <table:table-cell table:style-name="Table3.A2" office:value-type="string">
            <text:p text:style-name="P8">The team needs to start the assignments as soon as possible in order to discover problems as early as possible. This will leave enough time to seek help from the tutors or lecturer</text:p>
          </table:table-cell>
          <table:table-cell table:style-name="Table3.F2" office:value-type="string">
            <text:p text:style-name="P8">If a tutor is unresponsive, then it might be better to seek another tutor for help</text:p>
          </table:table-cell>
        </table:table-row>
        <table:table-row>
          <table:table-cell table:style-name="Table3.A2" office:value-type="string">
            <text:p text:style-name="P8">Team member conflict</text:p>
          </table:table-cell>
          <table:table-cell table:style-name="Table3.A2" office:value-type="string">
            <text:p text:style-name="P8">1</text:p>
          </table:table-cell>
          <table:table-cell table:style-name="Table3.A2" office:value-type="string">
            <text:p text:style-name="P8">4 – Will significantly slow down the progress of the project and affect the quality of the work. Has a chance of leading to complete project failure <text:soft-page-break/>if not dealt with.</text:p>
          </table:table-cell>
          <table:table-cell table:style-name="Table3.A2" office:value-type="string">
            <text:p text:style-name="P8">A team member is being overly aggressive, controlling, or otherwise causing conflict. </text:p>
          </table:table-cell>
          <table:table-cell table:style-name="Table3.A2" office:value-type="string">
            <text:p text:style-name="P8">Both team members should maintain a good working atmosphere</text:p>
          </table:table-cell>
          <table:table-cell table:style-name="Table3.F2" office:value-type="string">
            <text:p text:style-name="P8">If conflict arises or could potentially arise, both team members need to talk and handle it like adults. <text:span text:style-name="T2">If the conflict is unresolvable </text:span><text:soft-page-break/><text:span text:style-name="T2">then the team needs to consult the lecturer as soon as possible.</text:span></text:p>
          </table:table-cell>
        </table:table-row>
        <table:table-row>
          <table:table-cell table:style-name="Table3.A2" office:value-type="string">
            <text:p text:style-name="P9">Team members unable to meet up</text:p>
          </table:table-cell>
          <table:table-cell table:style-name="Table3.A2" office:value-type="string">
            <text:p text:style-name="P9">3</text:p>
          </table:table-cell>
          <table:table-cell table:style-name="Table3.A2" office:value-type="string">
            <text:p text:style-name="P9">2 – Will not slow down the progress of the project significantly.</text:p>
          </table:table-cell>
          <table:table-cell table:style-name="Table3.A2" office:value-type="string">
            <text:p text:style-name="P9">Team members will do their best to show up to meetings and class. If they are unable to then they need to notify the other team member via an instant message.</text:p>
          </table:table-cell>
          <table:table-cell table:style-name="Table3.A2" office:value-type="string">
            <text:p text:style-name="P9">Plan the meeting time in advance and ensure the team members are able to make it.</text:p>
          </table:table-cell>
          <table:table-cell table:style-name="Table3.F2" office:value-type="string">
            <text:p text:style-name="P9">Plan another meeting time. If one still cannot meet up during the day, then use Skype of Google+ Hangouts to communicate effectively.</text:p>
          </table:table-cell>
        </table:table-row>
      </table:table>
      <text:p text:style-name="P27"/>
      <text:p text:style-name="P27"/>
      <text:p text:style-name="P29">Resource Management Risk</text:p>
      <table:table table:name="Table4" table:style-name="Table4">
        <table:table-column table:style-name="Table4.A" table:number-columns-repeated="6"/>
        <table:table-row>
          <table:table-cell table:style-name="Table4.A1" office:value-type="string">
            <text:p text:style-name="P9">Identification</text:p>
          </table:table-cell>
          <table:table-cell table:style-name="Table4.A1" office:value-type="string">
            <text:p text:style-name="P9">Likelihood</text:p>
          </table:table-cell>
          <table:table-cell table:style-name="Table4.A1" office:value-type="string">
            <text:p text:style-name="P9">Impact</text:p>
          </table:table-cell>
          <table:table-cell table:style-name="Table4.A1" office:value-type="string">
            <text:p text:style-name="P9">Monitoring</text:p>
          </table:table-cell>
          <table:table-cell table:style-name="Table4.A1" office:value-type="string">
            <text:p text:style-name="P9">Avoidance</text:p>
          </table:table-cell>
          <table:table-cell table:style-name="Table4.F1" office:value-type="string">
            <text:p text:style-name="P9">Mitigation</text:p>
          </table:table-cell>
        </table:table-row>
        <table:table-row>
          <table:table-cell table:style-name="Table4.A2" office:value-type="string">
            <text:p text:style-name="P9">Time</text:p>
          </table:table-cell>
          <table:table-cell table:style-name="Table4.A2" office:value-type="string">
            <text:p text:style-name="P9">4</text:p>
          </table:table-cell>
          <table:table-cell table:style-name="Table4.A2" office:value-type="string">
            <text:p text:style-name="P9">5 – Since time is the primary resource for this project, mismanaging this resource can make it severely late. This can lead to outright failure.</text:p>
          </table:table-cell>
          <table:table-cell table:style-name="Table4.A2" office:value-type="string">
            <text:p text:style-name="P9">We will be using Trello as an online sprint board and version control using Git to track the progress of each team member and the team as a whole.</text:p>
          </table:table-cell>
          <table:table-cell table:style-name="Table4.A2" office:value-type="string">
            <text:p text:style-name="P9">To avoid time resource issues, we need to keep track of the tasks that have been done and what still need to be done in the current sprint. Careful sprint planning needs to be done before each sprint, including estimating the difficulty of individual tasks. <text:span text:style-name="T3">At the start of each work day, a stand-up will be done so </text:span><text:soft-page-break/><text:span text:style-name="T3">that each team member can talk about what they've done, what they plan to do, and if they had any problems.</text:span></text:p>
          </table:table-cell>
          <table:table-cell table:style-name="Table4.F2" office:value-type="string">
            <text:p text:style-name="P11">If the team has fallen behind in a sprint, then they need to make up for lost time as much as they can. This may include working for longer. The goal is to create a working product by the end of the sprint, so lower priority functionality can be cut. At the end of the sprint, a Retro will be conducted to discuss what <text:soft-page-break/>went wrong with time management, and how it can be improved for next sprint.</text:p>
          </table:table-cell>
        </table:table-row>
      </table:table>
      <text:p text:style-name="P27"/>
      <text:p text:style-name="P30"/>
      <text:p text:style-name="P30">Hardware Environment Risk</text:p>
      <table:table table:name="Table5" table:style-name="Table5">
        <table:table-column table:style-name="Table5.A" table:number-columns-repeated="6"/>
        <table:table-row>
          <table:table-cell table:style-name="Table5.A1" office:value-type="string">
            <text:p text:style-name="P10">Identification</text:p>
          </table:table-cell>
          <table:table-cell table:style-name="Table5.A1" office:value-type="string">
            <text:p text:style-name="P11">Likelihood</text:p>
          </table:table-cell>
          <table:table-cell table:style-name="Table5.A1" office:value-type="string">
            <text:p text:style-name="P11">Impact</text:p>
          </table:table-cell>
          <table:table-cell table:style-name="Table5.A1" office:value-type="string">
            <text:p text:style-name="P11">Monitoring</text:p>
          </table:table-cell>
          <table:table-cell table:style-name="Table5.A1" office:value-type="string">
            <text:p text:style-name="P11">Avoidance</text:p>
          </table:table-cell>
          <table:table-cell table:style-name="Table5.F1" office:value-type="string">
            <text:p text:style-name="P11">Mitigation</text:p>
          </table:table-cell>
        </table:table-row>
        <table:table-row>
          <table:table-cell table:style-name="Table5.A2" office:value-type="string">
            <text:p text:style-name="P11">Laptop Failure</text:p>
          </table:table-cell>
          <table:table-cell table:style-name="Table5.A2" office:value-type="string">
            <text:p text:style-name="P11">1</text:p>
          </table:table-cell>
          <table:table-cell table:style-name="Table5.A2" office:value-type="string">
            <text:p text:style-name="P11">5 – Lose part of or the entire project. This will severely impact the project and possible cause complete failure.</text:p>
          </table:table-cell>
          <table:table-cell table:style-name="Table5.A2" office:value-type="string">
            <text:p text:style-name="P11">N/A – There is little we can do to monitor the status of our hardware without incurring unnecessary overhead. Therefore we will not worry about monitoring.</text:p>
          </table:table-cell>
          <table:table-cell table:style-name="Table5.A2" office:value-type="string">
            <text:p text:style-name="P11">We will be storing the majority of our work online using Google Drive for documentation and Git for code. This means we need to continually update, commit, or push our work so the online copies are as current as possible.</text:p>
          </table:table-cell>
          <table:table-cell table:style-name="Table5.F2" office:value-type="string">
            <text:p text:style-name="P14">Since the project data will be backed up online and on the other team member's computer, this will not be a big concern. If the laptop is not reparable, then work can be done using the University lab computers.</text:p>
          </table:table-cell>
        </table:table-row>
        <table:table-row>
          <table:table-cell table:style-name="Table5.A2" office:value-type="string">
            <text:p text:style-name="P12">Loss of data (hard<text:span text:style-name="T5">ware</text:span>)</text:p>
          </table:table-cell>
          <table:table-cell table:style-name="Table5.A2" office:value-type="string">
            <text:p text:style-name="P17">1</text:p>
          </table:table-cell>
          <table:table-cell table:style-name="Table5.A2" office:value-type="string">
            <text:p text:style-name="P12">5 – Lose part of or the entire project. This will severely impact the project and possible cause complete failure.</text:p>
          </table:table-cell>
          <table:table-cell table:style-name="Table5.A2" office:value-type="string">
            <text:p text:style-name="P12">N/A – See above</text:p>
          </table:table-cell>
          <table:table-cell table:style-name="Table5.A2" office:value-type="string">
            <text:p text:style-name="P17">See above</text:p>
          </table:table-cell>
          <table:table-cell table:style-name="Table5.F2" office:value-type="string">
            <text:p text:style-name="P15">Since the project data will be backed up online and on the other team member's computer, this will not be a big concern.</text:p>
          </table:table-cell>
        </table:table-row>
        <table:table-row>
          <table:table-cell table:style-name="Table5.A2" office:value-type="string">
            <text:p text:style-name="P11">Lack of internet <text:soft-page-break/>connection</text:p>
          </table:table-cell>
          <table:table-cell table:style-name="Table5.A2" office:value-type="string">
            <text:p text:style-name="P11">2</text:p>
          </table:table-cell>
          <table:table-cell table:style-name="Table5.A2" office:value-type="string">
            <text:p text:style-name="P11">3 – Cannot update team <text:soft-page-break/>members or save new work online. Can slow down the progress of the project, but unlikely to cause any significant impacts.</text:p>
          </table:table-cell>
          <table:table-cell table:style-name="Table5.A2" office:value-type="string">
            <text:p text:style-name="P11">N/A – See above</text:p>
          </table:table-cell>
          <table:table-cell table:style-name="Table5.A2" office:value-type="string">
            <text:p text:style-name="P14">Pay the home internet bill <text:soft-page-break/>and the University fees on time. <text:span text:style-name="T4">Most of the work will be completed either at home or at university.</text:span></text:p>
          </table:table-cell>
          <table:table-cell table:style-name="Table5.F2" office:value-type="string">
            <text:p text:style-name="P17">As a last resort, using <text:soft-page-break/>mobile hotspots or go to free-wifi spots to get connection.</text:p>
          </table:table-cell>
        </table:table-row>
      </table:table>
      <text:p text:style-name="P30"/>
      <text:p text:style-name="P31">Software Environment Risk</text:p>
      <text:p text:style-name="P31"/>
      <table:table table:name="Table6" table:style-name="Table6">
        <table:table-column table:style-name="Table6.A" table:number-columns-repeated="6"/>
        <table:table-row>
          <table:table-cell table:style-name="Table6.A1" office:value-type="string">
            <text:p text:style-name="P18">Identification</text:p>
          </table:table-cell>
          <table:table-cell table:style-name="Table6.A1" office:value-type="string">
            <text:p text:style-name="P18">Likelihood</text:p>
          </table:table-cell>
          <table:table-cell table:style-name="Table6.A1" office:value-type="string">
            <text:p text:style-name="P18">Impact</text:p>
          </table:table-cell>
          <table:table-cell table:style-name="Table6.A1" office:value-type="string">
            <text:p text:style-name="P18">Monitoring</text:p>
          </table:table-cell>
          <table:table-cell table:style-name="Table6.A1" office:value-type="string">
            <text:p text:style-name="P18">Avoidance</text:p>
          </table:table-cell>
          <table:table-cell table:style-name="Table6.F1" office:value-type="string">
            <text:p text:style-name="P18">Mitigation</text:p>
          </table:table-cell>
        </table:table-row>
        <table:table-row>
          <table:table-cell table:style-name="Table6.A2" office:value-type="string">
            <text:p text:style-name="P18">Loss of data (software)</text:p>
          </table:table-cell>
          <table:table-cell table:style-name="Table6.A2" office:value-type="string">
            <text:p text:style-name="P18">3</text:p>
          </table:table-cell>
          <table:table-cell table:style-name="Table6.A2" office:value-type="string">
            <text:p text:style-name="P13">5 – Lose part of or the entire project. This will severely impact the project and possible cause complete failure.</text:p>
          </table:table-cell>
          <table:table-cell table:style-name="Table6.A2" office:value-type="string">
            <text:p text:style-name="P35"><text:bookmark text:name="docs-internal-guid-f1fcd90c-134f-e2dc-7cd3-ac4cb17f99e5"/>Need to constantly check that local data copies are not corrupt and are up to date. <text:span text:style-name="T5">Also need to make sure that corrupted copies are not pushed onto the online copies.</text:span></text:p>
            <text:p text:style-name="P19"/>
          </table:table-cell>
          <table:table-cell table:style-name="Table6.A2" office:value-type="string">
            <text:p text:style-name="P11">We will be storing the majority of our work online using Google Drive for documentation and Git for code. This means we need to continually update, commit, or push our work so the online copies are as current as possible.</text:p>
          </table:table-cell>
          <table:table-cell table:style-name="Table6.F2" office:value-type="string">
            <text:p text:style-name="P16">Since the project data will be backed up online and on the other team member's computer, this will not be a big concern.</text:p>
          </table:table-cell>
        </table:table-row>
        <table:table-row>
          <table:table-cell table:style-name="Table6.A2" office:value-type="string">
            <text:p text:style-name="P18">Kivy issues</text:p>
          </table:table-cell>
          <table:table-cell table:style-name="Table6.A2" office:value-type="string">
            <text:p text:style-name="P18">4</text:p>
          </table:table-cell>
          <table:table-cell table:style-name="Table6.A2" office:value-type="string">
            <text:p text:style-name="P18">4 – issues include being uable to implement specific functionality (like drag and drop) and can significantly delay the project.</text:p>
          </table:table-cell>
          <table:table-cell table:style-name="Table6.A2" office:value-type="string">
            <text:p text:style-name="P18">The team need to keep working towards the goal of the current sprint. If a member has been stuck on a specific feature for two or more coding sessions then <text:soft-page-break/>we have an issue.</text:p>
          </table:table-cell>
          <table:table-cell table:style-name="Table6.A2" office:value-type="string">
            <text:p text:style-name="P18">We will be doing a number of pre-emptive coding spikes to avoid potential Kivy issues. We will also do a stand-up at the start of every work day to raise any issues or <text:soft-page-break/>blocks that we are experiencing</text:p>
          </table:table-cell>
          <table:table-cell table:style-name="Table6.F2" office:value-type="string">
            <text:p text:style-name="P18">If we come across any significant Kivy issues, we need to identify them and tackle them early. This includes referring to resources like the Kivy docs, Stack Overflow, <text:soft-page-break/>tutors or lecturer. We can also do additional coding spikes on an ad-hoc basis during or in between sprints.</text:p>
          </table:table-cell>
        </table:table-row>
        <table:table-row>
          <table:table-cell table:style-name="Table6.A2" office:value-type="string">
            <text:p text:style-name="P18">Issues from lack of experience with Git</text:p>
          </table:table-cell>
          <table:table-cell table:style-name="Table6.A2" office:value-type="string">
            <text:p text:style-name="P18">3</text:p>
          </table:table-cell>
          <table:table-cell table:style-name="Table6.A2" office:value-type="string">
            <text:p text:style-name="P18">3 – Possible loss of data <text:span text:style-name="T6">or the need to rollback due to a mistake can cause delays. However, this is not likely to significantly impact the project overall.</text:span></text:p>
          </table:table-cell>
          <table:table-cell table:style-name="Table6.A2" office:value-type="string">
            <text:p text:style-name="P22">Git does not perform as we expect it to, or we are unable to understand what is going wrong</text:p>
          </table:table-cell>
          <table:table-cell table:style-name="Table6.A2" office:value-type="string">
            <text:p text:style-name="P22">Reading the Atlassian Git “Getting Started” tutorial will give a good foundation to understand Git.</text:p>
            <text:p text:style-name="P22"/>
            <text:p text:style-name="P22"><text:a xlink:type="simple" xlink:href="https://www.atlassian.com/git/tutorials" text:style-name="Internet_20_link" text:visited-style-name="Visited_20_Internet_20_Link">https://www.atlassian.com/git/tutorials</text:a></text:p>
            <text:p text:style-name="P22"/>
            <text:p text:style-name="P22">A technical spike will also be useful.</text:p>
          </table:table-cell>
          <table:table-cell table:style-name="Table6.F2" office:value-type="string">
            <text:p text:style-name="P22">If any issues occur, we will refer to the Git documentation. Other resources include Stack Overflow, online tutorials etc.</text:p>
            <text:p text:style-name="P22">Issues need to be identified and dealt with early.</text:p>
          </table:table-cell>
        </table:table-row>
        <table:table-row>
          <table:table-cell table:style-name="Table6.A2" office:value-type="string">
            <text:p text:style-name="P22">Git merge conflicts</text:p>
          </table:table-cell>
          <table:table-cell table:style-name="Table6.A2" office:value-type="string">
            <text:p text:style-name="P22">1 – since there are only two people in the development team, the likelihood of needing to merge/rebase is very small</text:p>
          </table:table-cell>
          <table:table-cell table:style-name="Table6.A2" office:value-type="string">
            <text:p text:style-name="P22">4 – Potential loss of code can cause significant setbacks if merging/rebasing is done incorrectly. This can significantly affect the project by causing delays.</text:p>
          </table:table-cell>
          <table:table-cell table:style-name="Table6.A2" office:value-type="string">
            <text:p text:style-name="P22">When Git raises a merge conflict when updating a local copy of our code, we need to proceed with caution</text:p>
          </table:table-cell>
          <table:table-cell table:style-name="Table6.A2" office:value-type="string">
            <text:p text:style-name="P22">Simple practices like messaging each other when modifying a common file, continuously committing, pushing and pulling, etc. should be enough to avoid most common Git merge/rebase issues.</text:p>
          </table:table-cell>
          <table:table-cell table:style-name="Table6.F2" office:value-type="string">
            <text:p text:style-name="P35"><text:bookmark text:name="docs-internal-guid-f1fcd90c-135f-e025-4702-461ccd68686e"/>If a conflict arises, then we need to notify the other team member immediately. We then handle the conflict carefully and collaboratively with the other team member. If mistakes are made, as a last resort we can rollback to a previous version with minimal data loss <text:soft-page-break/>(assuming committing/pushing has been frequent)</text:p>
            <text:p text:style-name="P19"/>
          </table:table-cell>
        </table:table-row>
      </table:table>
      <text:p text:style-name="P31"/>
      <text:p text:style-name="P32">Requirements Risk</text:p>
      <text:p text:style-name="P34"/>
      <table:table table:name="Table7" table:style-name="Table7">
        <table:table-column table:style-name="Table7.A" table:number-columns-repeated="6"/>
        <table:table-row>
          <table:table-cell table:style-name="Table7.A1" office:value-type="string">
            <text:p text:style-name="P20">Identification</text:p>
          </table:table-cell>
          <table:table-cell table:style-name="Table7.A1" office:value-type="string">
            <text:p text:style-name="P20">Likelihood</text:p>
          </table:table-cell>
          <table:table-cell table:style-name="Table7.A1" office:value-type="string">
            <text:p text:style-name="P20">Impact</text:p>
          </table:table-cell>
          <table:table-cell table:style-name="Table7.A1" office:value-type="string">
            <text:p text:style-name="P20">Monitoring</text:p>
          </table:table-cell>
          <table:table-cell table:style-name="Table7.A1" office:value-type="string">
            <text:p text:style-name="P20">Avoidance</text:p>
          </table:table-cell>
          <table:table-cell table:style-name="Table7.F1" office:value-type="string">
            <text:p text:style-name="P20">Mitigation</text:p>
          </table:table-cell>
        </table:table-row>
        <table:table-row>
          <table:table-cell table:style-name="Table7.A2" office:value-type="string">
            <text:p text:style-name="P20">Not correctly completing requirements from requirements specification</text:p>
          </table:table-cell>
          <table:table-cell table:style-name="Table7.A2" office:value-type="string">
            <text:p text:style-name="P20">4 – The requirements give to us are incomplete by nature</text:p>
          </table:table-cell>
          <table:table-cell table:style-name="Table7.A2" office:value-type="string">
            <text:p text:style-name="P20">5 – If we do not come up with a relatively complete set of requirements, then this will severely affect the quality of the project. It will make the difference between a successful project and a failure.</text:p>
          </table:table-cell>
          <table:table-cell table:style-name="Table7.A2" office:value-type="string">
            <text:p text:style-name="P20">We need to detect incomplete or incorrect requirements as early as possible. This involves collaborating with the product owner continuously and asking lots of questions.</text:p>
          </table:table-cell>
          <table:table-cell table:style-name="Table7.A2" office:value-type="string">
            <text:p text:style-name="P20">Continuous contact and collaboration with the product owner during the requirements gathering stage AND during development / testing should help to avoid incomplete or incorrect requirements.</text:p>
          </table:table-cell>
          <table:table-cell table:style-name="Table7.F2" office:value-type="string">
            <text:p text:style-name="P20">If we find an incomplete or incorrect requirement in the specification, then we need to sit down with the product owner as soon as possible to mitigate risk early. The longer we leave it, the greater the impact will be.</text:p>
          </table:table-cell>
        </table:table-row>
        <table:table-row>
          <table:table-cell table:style-name="Table7.A2" office:value-type="string">
            <text:p text:style-name="P26"><text:span text:style-name="T10">Changing requirements</text:span></text:p>
          </table:table-cell>
          <table:table-cell table:style-name="Table7.A2" office:value-type="string">
            <text:p text:style-name="P33"><text:bookmark text:name="docs-internal-guid-f1fcd90c-1364-88cd-c671-c711865bc5a4"/><text:span text:style-name="T10">2 - given the nature of this university project, significant changes are not very likely to occur (as Robyn explained in the lecture)</text:span></text:p>
          </table:table-cell>
          <table:table-cell table:style-name="Table7.A2" office:value-type="string">
            <text:p text:style-name="P33"><text:bookmark text:name="docs-internal-guid-f1fcd90c-1364-ab69-a026-51fc042123fd"/><text:span text:style-name="T10">5 - Depending on how late in the project this happens, the impact has the potential to be very significant. Delaying the project deadline and putting further budget on the time budget in the worst case </text:span><text:soft-page-break/><text:span text:style-name="T10">scenario.</text:span></text:p>
          </table:table-cell>
          <table:table-cell table:style-name="Table7.A2" office:value-type="string">
            <text:p text:style-name="P24"><text:bookmark text:name="docs-internal-guid-f1fcd90c-1364-cc97-5a1f-c7fcdcc39c6f"/><text:span text:style-name="T10">Monitoring the requirements will be done using the Trello backboard to track the progress of each task. Changes will come from the product owner</text:span></text:p>
          </table:table-cell>
          <table:table-cell table:style-name="Table7.A2" office:value-type="string">
            <text:p text:style-name="P33"><text:bookmark text:name="docs-internal-guid-f1fcd90c-1364-e978-99df-15a84df78fba"/><text:span text:style-name="T10">Avoiding change in requirements completely is hard to do. The best we can do to avoid changes is to keep in contact with the product owner and keep checking that the project is in line with the vision statement</text:span></text:p>
          </table:table-cell>
          <table:table-cell table:style-name="Table7.F2" office:value-type="string">
            <text:p text:style-name="P25"><text:bookmark text:name="docs-internal-guid-f1fcd90c-1365-12b3-7c38-de3e278a2049"/>Different methods of mitigation will be taken depending on the size of the requirements change. Generally, smaller changes may can be accommodated to the best of our ability. <text:soft-page-break/>Larger tasks will not be as easy to do.</text:p>
            <text:p text:style-name="P24"><text:span text:style-name="T7"><text:line-break/></text:span><text:span text:style-name="T10">If the change is not in line with the vision statement, then we need to raise this with the product owner and negotiate as appropriate.</text:span></text:p>
          </table:table-cell>
        </table:table-row>
        <table:table-row>
          <table:table-cell table:style-name="Table7.A2" office:value-type="string">
            <text:p text:style-name="P33"><text:bookmark text:name="docs-internal-guid-f1fcd90c-1365-3723-7417-843ae7505840"/><text:span text:style-name="T10">Misunderstanding requirements</text:span></text:p>
          </table:table-cell>
          <table:table-cell table:style-name="Table7.A2" office:value-type="string">
            <text:p text:style-name="P20">3</text:p>
          </table:table-cell>
          <table:table-cell table:style-name="Table7.A2" office:value-type="string">
            <text:p text:style-name="P33"><text:bookmark text:name="docs-internal-guid-f1fcd90c-1365-7266-fe36-62dc77c03dff"/><text:span text:style-name="T10">4 - Misunderstandings and assumptions will make the project late and affect our budget negatively</text:span></text:p>
          </table:table-cell>
          <table:table-cell table:style-name="Table7.A2" office:value-type="string">
            <text:p text:style-name="P33"><text:bookmark text:name="docs-internal-guid-f1fcd90c-1365-887c-ddae-2f2685a5356e"/><text:span text:style-name="T10">Requirements will be monitored using the Trello board.</text:span></text:p>
          </table:table-cell>
          <table:table-cell table:style-name="Table7.A2" office:value-type="string">
            <text:p text:style-name="P33"><text:bookmark text:name="docs-internal-guid-f1fcd90c-1365-b8e4-593b-130a1f15abb7"/><text:span text:style-name="T10">To avoid misunderstanding we need to ask lots of questions to the product owner about the requirements in enough detail that they become unambiguous as much as possible</text:span></text:p>
          </table:table-cell>
          <table:table-cell table:style-name="Table7.F2" office:value-type="string">
            <text:p text:style-name="P24"><text:bookmark text:name="docs-internal-guid-f1fcd90c-1365-dfe8-a81a-ede48e8e425c"/><text:span text:style-name="T10">This is similar to any change in requirements. We need to talk with the product owner as soon as possible to identify and minimise the impact on the project.</text:span></text:p>
          </table:table-cell>
        </table:table-row>
        <table:table-row>
          <table:table-cell table:style-name="Table7.A2" office:value-type="string">
            <text:p text:style-name="P33"><text:bookmark text:name="docs-internal-guid-f1fcd90c-1365-ff03-7757-3940fa9286d3"/><text:span text:style-name="T10">Requirements creep</text:span></text:p>
          </table:table-cell>
          <table:table-cell table:style-name="Table7.A2" office:value-type="string">
            <text:p text:style-name="P21">2</text:p>
          </table:table-cell>
          <table:table-cell table:style-name="Table7.A2" office:value-type="string">
            <text:p text:style-name="P33"><text:bookmark text:name="docs-internal-guid-f1fcd90c-1366-2a99-bebc-921621a984e2"/><text:span text:style-name="T10">4 - Runs the risk of making our application bloated and either increasing the iteration/sprint duration, or decreasing the amount </text:span><text:soft-page-break/><text:span text:style-name="T10">delivered at the end of each sprint. Has the overall effect of delaying the deadline</text:span></text:p>
          </table:table-cell>
          <table:table-cell table:style-name="Table7.A2" office:value-type="string">
            <text:p text:style-name="P33"><text:bookmark text:name="docs-internal-guid-f1fcd90c-1366-4323-ffc0-0fa22521b133"/><text:span text:style-name="T10">The product owner gives us requirements in the middle of an iteration that they want implemented in the same iteration</text:span></text:p>
          </table:table-cell>
          <table:table-cell table:style-name="Table7.A2" office:value-type="string">
            <text:p text:style-name="P33"><text:bookmark text:name="docs-internal-guid-f1fcd90c-1366-6133-df6e-ecb1b6045cf3"/><text:span text:style-name="T10">During iteration planning, we will follow the convention that no new stories will be added during the iteration.</text:span></text:p>
          </table:table-cell>
          <table:table-cell table:style-name="Table7.F2" office:value-type="string">
            <text:p text:style-name="P33"><text:bookmark text:name="docs-internal-guid-f1fcd90c-1366-78da-6cdb-fd329cec4ba0"/><text:span text:style-name="T10">If the product owner gives additional requirements during an iteration, we need to notify them that the requirement has been acknowledged, but will be </text:span><text:soft-page-break/><text:span text:style-name="T10">acted upon after the iteration has come to completion.</text:span></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Helvetica Neue" svg:font-family="'Helvetica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2:09:44.551985000</meta:creation-date>
    <dc:date>2014-12-04T14:45:47.002879000</dc:date>
    <meta:editing-duration>PT1M43S</meta:editing-duration>
    <meta:editing-cycles>1</meta:editing-cycles>
    <meta:document-statistic meta:table-count="7" meta:image-count="0" meta:object-count="0" meta:page-count="10" meta:paragraph-count="186" meta:word-count="2325" meta:character-count="13442" meta:non-whitespace-character-count="11295"/>
    <meta:generator>LibreOffice/4.3.0.4$MacOSX_X86_64 LibreOffice_project/62ad5818884a2fc2e5780dd45466868d41009ec0</meta:generator>
  </office:meta>
</office:document-meta>
</file>